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9/07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AVICOLA VIRGEN DEL CISNE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AVICOLA VIRGEN DEL CISNE S.A.C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30/07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QUISPE ORTIZ, JULI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VERA QUISPE, STEVE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11</text:p>
          </table:table-cell>
        </table:table-row>
        <table:table-row>
          <table:table-cell table:style-name="Tabla1.A2" office:value-type="float" office:value="0">
            <text:p text:style-name="P1">PATOS PEKINES</text:p>
          </table:table-cell>
          <table:table-cell table:style-name="Tabla1.B2" office:value-type="string">
            <text:p text:style-name="P3">Cant.Cajas: <text:span text:style-name="T7">10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>50463383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13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8:25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09:30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17:56:49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